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1B400000190CECAFD5287FABC27.png" manifest:media-type="image/png"/>
  <manifest:file-entry manifest:full-path="Pictures/10000000000005AE000004431B898F4D5C63FB6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1.284cm" fo:min-width="2.8cm"/>
    </style:style>
    <style:style style:name="gr3" style:family="graphic" style:parent-style-name="standard">
      <style:graphic-properties svg:stroke-width="0.212cm" svg:stroke-color="#000000" draw:marker-start-width="0.518cm" draw:marker-end-width="0.518cm" draw:fill-color="#000000" draw:textarea-vertical-align="middle" fo:padding-top="0.231cm" fo:padding-bottom="0.231cm" fo:padding-left="0.356cm" fo:padding-right="0.356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3.55cm" fo:min-width="20.1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3.55cm" fo:min-width="18.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000000"/>
      <style:paragraph-properties fo:text-align="center"/>
      <style:text-properties fo:color="#800000" fo:font-size="28pt" style:font-size-asian="28pt" style:font-size-complex="28pt"/>
    </style:style>
    <style:style style:name="P5" style:family="paragraph">
      <loext:graphic-properties draw:fill-color="#000000"/>
      <style:paragraph-properties fo:text-align="center"/>
      <style:text-properties fo:color="#ffffff"/>
    </style:style>
    <style:style style:name="T1" style:family="text">
      <style:text-properties fo:color="#ffffff" fo:font-size="28pt" style:font-size-asian="28pt" style:font-size-complex="28pt"/>
    </style:style>
    <style:style style:name="T2" style:family="text">
      <style:text-properties fo:color="#ffffff" fo:font-size="26pt" style:font-size-asian="26pt" style:font-size-complex="26pt"/>
    </style:style>
    <style:style style:name="T3" style:family="text">
      <style:text-properties fo:color="#ffffff" fo:font-size="24pt" style:font-size-asian="24pt" style:font-size-complex="24pt"/>
    </style:style>
    <style:style style:name="T4" style:family="text">
      <style:text-properties fo:color="#ffffff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25.939cm" svg:height="19.463cm" svg:x="1.089cm" svg:y="1.128cm">
          <draw:image xlink:href="Pictures/10000000000005AE000004431B898F4D5C63FB67.png" xlink:type="simple" xlink:show="embed" xlink:actuate="onLoad">
            <text:p/>
          </draw:image>
        </draw:frame>
        <draw:g>
          <draw:custom-shape draw:style-name="gr2" draw:text-style-name="P2" draw:layer="layout" svg:width="6.6cm" svg:height="4.6cm" draw:transform="rotate (-1.55788089033014) translate (15.855cm 8.09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7.79cm" svg:y="7.461cm" draw:kind="arc" draw:start-angle="109.04" draw:end-angle="106.93">
            <text:p/>
          </draw:ellipse>
        </draw:g>
      </draw:page>
      <draw:page draw:name="page2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2">HARDWARE BLUETOOTH</text:span></text:p>
          <text:p text:style-name="P3"><text:span text:style-name="T3">Cápsula Contexto 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3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>WIFI </text:span></text:p>
          <text:p text:style-name="P3"><text:span text:style-name="T2">cápsula, Práctica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  <draw:page draw:name="page4" draw:style-name="dp1" draw:master-page-name="Predeterminado">
        <draw:custom-shape draw:style-name="gr4" draw:text-style-name="P4" draw:layer="layout" svg:width="20.6cm" svg:height="3.8cm" svg:x="6.1cm" svg:y="1cm">
          <text:p text:style-name="P3"><text:span text:style-name="T1">Prototipo de realidad aumentada para el </text:span></text:p>
          <text:p text:style-name="P3"><text:span text:style-name="T1">apoyo de procesos logísticos en </text:span><text:span text:style-name="T1">empresa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9.1cm" svg:height="3.8cm" svg:x="7.7cm" svg:y="16.8cm">
          <text:p text:style-name="P3"><text:span text:style-name="T4">GPS </text:span></text:p>
          <text:p text:style-name="P3"><text:span text:style-name="T2">cápsula, Práctica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6cm" svg:height="4.6cm" draw:transform="rotate (-1.55788089033014) translate (20.372cm 7.3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12.307cm" svg:y="6.684cm" draw:kind="arc" draw:start-angle="109.04" draw:end-angle="106.93">
            <text:p/>
          </draw:ellipse>
        </draw:g>
        <draw:frame draw:style-name="gr1" draw:text-style-name="P1" draw:layer="layout" svg:width="6.16cm" svg:height="5.651cm" svg:x="1.3cm" svg:y="8.1cm">
          <draw:image xlink:href="Pictures/10000201000001B400000190CECAFD5287FABC2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2T00:52:00.953484894</meta:creation-date>
    <dc:date>2018-02-22T17:27:41.053555433</dc:date>
    <meta:editing-duration>PT22M53S</meta:editing-duration>
    <meta:editing-cycles>3</meta:editing-cycles>
    <meta:generator>LibreOffice/5.2.7.2$Linux_x86 LibreOffice_project/20m0$Build-2</meta:generator>
    <meta:document-statistic meta:object-count="22"/>
  </office:meta>
</office:document-meta>
</file>